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Text_20_body">
      <style:text-properties officeooo:rsid="0025181c" officeooo:paragraph-rsid="0025181c"/>
    </style:style>
    <style:style style:name="P9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text-align="center" style:justify-single-word="false"/>
      <style:text-properties officeooo:rsid="0025181c" officeooo:paragraph-rsid="0025181c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0226292" officeooo:paragraph-rsid="00226292"/>
    </style:style>
    <style:style style:name="P16" style:family="paragraph" style:parent-style-name="Heading_20_1">
      <style:text-properties officeooo:rsid="0039c1a7" officeooo:paragraph-rsid="0039c1a7"/>
    </style:style>
    <style:style style:name="P17" style:family="paragraph" style:parent-style-name="Heading_20_1">
      <style:text-properties officeooo:rsid="003a9646" officeooo:paragraph-rsid="003a9646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1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24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25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26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27" style:family="paragraph" style:parent-style-name="Table_20_Contents">
      <style:text-properties officeooo:rsid="002d693c" officeooo:paragraph-rsid="002d693c"/>
    </style:style>
    <style:style style:name="P28" style:family="paragraph" style:parent-style-name="Table_20_Contents">
      <style:text-properties officeooo:rsid="002e7c82" officeooo:paragraph-rsid="002e7c82"/>
    </style:style>
    <style:style style:name="P29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30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1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32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33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34" style:family="paragraph" style:parent-style-name="Text_20_body">
      <style:text-properties officeooo:rsid="002d693c" officeooo:paragraph-rsid="002d693c"/>
    </style:style>
    <style:style style:name="P35" style:family="paragraph" style:parent-style-name="Text_20_body">
      <style:text-properties officeooo:rsid="002e7c82" officeooo:paragraph-rsid="002e7c82"/>
    </style:style>
    <style:style style:name="P36" style:family="paragraph" style:parent-style-name="Text_20_body">
      <style:text-properties officeooo:rsid="002f7a5a" officeooo:paragraph-rsid="002f7a5a"/>
    </style:style>
    <style:style style:name="P37" style:family="paragraph" style:parent-style-name="Text_20_body">
      <style:text-properties officeooo:rsid="0030dcb7" officeooo:paragraph-rsid="0030dcb7"/>
    </style:style>
    <style:style style:name="P38" style:family="paragraph" style:parent-style-name="Text_20_body">
      <style:text-properties officeooo:rsid="00329eb3" officeooo:paragraph-rsid="00329eb3"/>
    </style:style>
    <style:style style:name="P39" style:family="paragraph" style:parent-style-name="Text_20_body">
      <style:text-properties officeooo:rsid="00344c3b" officeooo:paragraph-rsid="00344c3b"/>
    </style:style>
    <style:style style:name="P40" style:family="paragraph" style:parent-style-name="Text_20_body">
      <style:text-properties officeooo:rsid="00351022" officeooo:paragraph-rsid="00351022"/>
    </style:style>
    <style:style style:name="P41" style:family="paragraph" style:parent-style-name="Text_20_body">
      <style:text-properties officeooo:rsid="0036e3eb" officeooo:paragraph-rsid="0036e3eb"/>
    </style:style>
    <style:style style:name="P42" style:family="paragraph" style:parent-style-name="Text_20_body">
      <style:text-properties officeooo:rsid="003849ec" officeooo:paragraph-rsid="003849ec"/>
    </style:style>
    <style:style style:name="P43" style:family="paragraph" style:parent-style-name="Text_20_body">
      <style:text-properties officeooo:rsid="0039c1a7" officeooo:paragraph-rsid="0039c1a7"/>
    </style:style>
    <style:style style:name="P44" style:family="paragraph" style:parent-style-name="Text_20_body">
      <style:text-properties officeooo:rsid="003a9646" officeooo:paragraph-rsid="003a9646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9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1"><text:a xlink:type="simple" xlink:href="#__RefHeading___Toc45_2546911039" text:style-name="Index_20_Link" text:visited-style-name="Index_20_Link">1. Введение<text:tab/>3</text:a></text:p>
          <text:p text:style-name="P11"><text:a xlink:type="simple" xlink:href="#__RefHeading___Toc47_2546911039" text:style-name="Index_20_Link" text:visited-style-name="Index_20_Link">2. Процессор 1801ВМ3<text:tab/>3</text:a></text:p>
          <text:p text:style-name="P12"><text:a xlink:type="simple" xlink:href="#__RefHeading___Toc53_2546911039" text:style-name="Index_20_Link" text:visited-style-name="Index_20_Link">2.1. Теневой режим работы процессора<text:tab/>3</text:a></text:p>
          <text:p text:style-name="P12"><text:a xlink:type="simple" xlink:href="#__RefHeading___Toc55_2546911039" text:style-name="Index_20_Link" text:visited-style-name="Index_20_Link">2.2. Адресация памяти в теневом режиме<text:tab/>3</text:a></text:p>
          <text:p text:style-name="P12"><text:a xlink:type="simple" xlink:href="#__RefHeading___Toc57_2546911039" text:style-name="Index_20_Link" text:visited-style-name="Index_20_Link">2.3. Структура теневого адресного пространства<text:tab/>4</text:a></text:p>
          <text:p text:style-name="P11"><text:a xlink:type="simple" xlink:href="#__RefHeading___Toc64_2546911039" text:style-name="Index_20_Link" text:visited-style-name="Index_20_Link">3. Интервальный таймер.<text:tab/>5</text:a></text:p>
          <text:p text:style-name="P11"><text:a xlink:type="simple" xlink:href="#__RefHeading___Toc66_2546911039" text:style-name="Index_20_Link" text:visited-style-name="Index_20_Link">4. Теневой монитор<text:tab/>5</text:a></text:p>
          <text:p text:style-name="P12"><text:a xlink:type="simple" xlink:href="#__RefHeading___Toc60_2546911039" text:style-name="Index_20_Link" text:visited-style-name="Index_20_Link">4.1. Команды монитора<text:tab/>5</text:a></text:p>
          <text:p text:style-name="P12"><text:a xlink:type="simple" xlink:href="#__RefHeading___Toc62_2546911039" text:style-name="Index_20_Link" text:visited-style-name="Index_20_Link">4.2. Резидентные загрузчики<text:tab/>6</text:a></text:p>
          <text:p text:style-name="P11"><text:a xlink:type="simple" xlink:href="#__RefHeading___Toc68_2546911039" text:style-name="Index_20_Link" text:visited-style-name="Index_20_Link">5. Подсистема Unibus Mapping<text:tab/>7</text:a></text:p>
          <text:p text:style-name="P11"><text:a xlink:type="simple" xlink:href="#__RefHeading___Toc70_2546911039" text:style-name="Index_20_Link" text:visited-style-name="Index_20_Link">6. Результаты тестирования<text:tab/>7</text:a></text:p>
          <text:p text:style-name="P11"><text:a xlink:type="simple" xlink:href="#__RefHeading___Toc72_2546911039" text:style-name="Index_20_Link" text:visited-style-name="Index_20_Link">7. Поддержка операционных систем<text:tab/>7</text:a></text:p>
        </text:index-body>
      </text:table-of-content>
      <text:p text:style-name="P6"/>
      <text:h text:style-name="P15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10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h text:style-name="P14" text:outline-level="1"><text:bookmark-start text:name="__RefHeading___Toc47_2546911039"/>2. Процессор 1801ВМ3<text:bookmark-end text:name="__RefHeading___Toc47_2546911039"/></text:h>
      <text:p text:style-name="P8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29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Heading_20_2" text:outline-level="2"><text:bookmark-start text:name="__RefHeading___Toc53_2546911039"/>2.1. Теневой режим работы процессора<text:bookmark-end text:name="__RefHeading___Toc53_2546911039"/></text:h>
      <text:p text:style-name="P32">Как и все предыдущие процессоры линейки 1801, в процессоре ВМ3 присутствует программная реализация теневого режима. В этот режим процессор попадает через внешнее прерывание по входу HALT, <text:span text:style-name="T5">при выполнении команды HALT, </text:span>а также при двойной ошибке шины (ошибка шины при попытке выборки вектора 4 из памяти)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h text:style-name="Heading_20_2" text:outline-level="2"><text:bookmark-start text:name="__RefHeading___Toc55_2546911039"/>2.2. Адресация памяти в теневом режиме<text:bookmark-end text:name="__RefHeading___Toc55_2546911039"/></text:h>
      <text:p text:style-name="P32"><text:span text:style-name="T10">В теневом режиме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1"><text:soft-page-break/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0">Регистр</text:p>
          </table:table-cell>
          <table:table-cell table:style-name="Таблица1.A1" office:value-type="string">
            <text:p text:style-name="P20">Содержимое</text:p>
          </table:table-cell>
          <table:table-cell table:style-name="Таблица1.A1" office:value-type="string">
            <text:p text:style-name="P20">Виртуальные адреса</text:p>
          </table:table-cell>
          <table:table-cell table:style-name="Таблица1.A1" office:value-type="string">
            <text:p text:style-name="P20">SEL</text:p>
          </table:table-cell>
          <table:table-cell table:style-name="Таблица1.E1" office:value-type="string">
            <text:p text:style-name="P20">Физические адреса</text:p>
          </table:table-cell>
        </table:table-row>
        <table:table-row>
          <table:table-cell table:style-name="Таблица1.A2" office:value-type="string">
            <text:p text:style-name="P19">PARH0</text:p>
          </table:table-cell>
          <table:table-cell table:style-name="Таблица1.A2" office:value-type="string">
            <text:p text:style-name="P23">000000</text:p>
          </table:table-cell>
          <table:table-cell table:style-name="Таблица1.A2" office:value-type="string">
            <text:p text:style-name="P23">000000-0<text:span text:style-name="T8">17777</text:span></text:p>
            <text:p text:style-name="P25">020000-037777</text:p>
          </table:table-cell>
          <table:table-cell table:style-name="Таблица1.A2" office:value-type="string">
            <text:p text:style-name="P22">*</text:p>
          </table:table-cell>
          <table:table-cell table:style-name="Таблица1.E2" office:value-type="string">
            <text:p text:style-name="P23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19">PARH1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5">040000-057777</text:p>
            <text:p text:style-name="P25">060000-077777</text:p>
          </table:table-cell>
          <table:table-cell table:style-name="Таблица1.A2" office:value-type="string">
            <text:p text:style-name="P22">*</text:p>
          </table:table-cell>
          <table:table-cell table:style-name="Таблица1.E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9">PARH2</text:p>
          </table:table-cell>
          <table:table-cell table:style-name="Таблица1.A2" office:value-type="string">
            <text:p text:style-name="P23">произвольное</text:p>
          </table:table-cell>
          <table:table-cell table:style-name="Таблица1.A2" office:value-type="string">
            <text:p text:style-name="P26">100000-117777</text:p>
            <text:p text:style-name="P26">120000-137777</text:p>
          </table:table-cell>
          <table:table-cell table:style-name="Таблица1.A2" office:value-type="string">
            <text:p text:style-name="P18"/>
          </table:table-cell>
          <table:table-cell table:style-name="Таблица1.E2" office:value-type="string">
            <text:p text:style-name="P23">любые</text:p>
          </table:table-cell>
        </table:table-row>
        <table:table-row>
          <table:table-cell table:style-name="Таблица1.A2" office:value-type="string">
            <text:p text:style-name="P19">PARH3</text:p>
          </table:table-cell>
          <table:table-cell table:style-name="Таблица1.A2" office:value-type="string">
            <text:p text:style-name="P23">177600</text:p>
          </table:table-cell>
          <table:table-cell table:style-name="Таблица1.A2" office:value-type="string">
            <text:p text:style-name="P24">140000-<text:span text:style-name="T8">157777</text:span></text:p>
            <text:p text:style-name="P24"><text:span text:style-name="T8">160000-</text:span>177777</text:p>
          </table:table-cell>
          <table:table-cell table:style-name="Таблица1.A2" office:value-type="string">
            <text:p text:style-name="P18"/>
          </table:table-cell>
          <table:table-cell table:style-name="Таблица1.E2" office:value-type="string">
            <text:p text:style-name="P23">17760000-17777777</text:p>
          </table:table-cell>
        </table:table-row>
      </table:table>
      <text:p text:style-name="P30"/>
      <text:p text:style-name="P33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теневого монитора, и ОЗУ, которое использует теневой монитор для хранения своих данных. Теневое адресное пространство изолировано, и доступно только в теневом режиме. Обычные программы пользователя доступа туда не имеют. </text:p>
      <text:h text:style-name="Heading_20_2" text:outline-level="2"><text:bookmark-start text:name="__RefHeading___Toc57_2546911039"/>2.<text:span text:style-name="T17">3</text:span>. Структура теневого адресного пространства<text:bookmark-end text:name="__RefHeading___Toc57_2546911039"/></text:h>
      <text:p text:style-name="P34">На плате МС1201.03/04 установлено ПЗУ размером 8К, хранящее в себе микропрограмму теневого монитора (прошивка 134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дрес</text:p>
          </table:table-cell>
          <table:table-cell table:style-name="Таблица2.B1" office:value-type="string">
            <text:p text:style-name="P21">Содержимое</text:p>
          </table:table-cell>
        </table:table-row>
        <table:table-row>
          <table:table-cell table:style-name="Таблица2.A2" office:value-type="string">
            <text:p text:style-name="P27">000000-0<text:span text:style-name="T12">13777</text:span></text:p>
          </table:table-cell>
          <table:table-cell table:style-name="Таблица2.B2" office:value-type="string">
            <text:p text:style-name="P28">ПЗУ 00000-13777</text:p>
          </table:table-cell>
        </table:table-row>
        <table:table-row>
          <table:table-cell table:style-name="Таблица2.A2" office:value-type="string">
            <text:p text:style-name="P28">014000-017777</text:p>
          </table:table-cell>
          <table:table-cell table:style-name="Таблица2.B2" office:value-type="string">
            <text:p text:style-name="P28">ОЗУ, 4 раза по 512 байт</text:p>
          </table:table-cell>
        </table:table-row>
      </table:table>
      <text:p text:style-name="P34"/>
      <text:p text:style-name="P35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5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о сделано для упрощения схемы дешифрации теневого адреса.</text:p>
      <text:p text:style-name="P36"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36"><text:soft-page-break/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><text:bookmark-start text:name="__RefHeading___Toc64_2546911039"/>3. Интервальный таймер.<text:bookmark-end text:name="__RefHeading___Toc64_2546911039"/></text:h>
      <text:p text:style-name="P37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сонванных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38">D6 - IE, разрешение прерываний</text:p>
      <text:p text:style-name="P38">D5 - LTCMON, монитор импульсов таймера.</text:p>
      <text:p text:style-name="P38">Бит D5 сбрасывается записью в него 0, а устанавливается фронтом и<text:span text:style-name="T16">м</text:span>пульса прерывания от таймера.</text:p>
      <text:h text:style-name="Heading_20_1" text:outline-level="1"><text:bookmark-start text:name="__RefHeading___Toc66_2546911039"/>4. Теневой монитор<text:bookmark-end text:name="__RefHeading___Toc66_2546911039"/></text:h>
      <text:p text:style-name="P38">Теневой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 и устанавливать точки останов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38">При включении питания ЭВМ монитор производит тест памяти и выводит на терминал 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39">Затем монитор выводит на терминал промпт <text:span text:style-name="T15">@</text:span>, и переходит в режим ожидания команд.</text:p>
      <text:h text:style-name="Heading_20_2" text:outline-level="2"><text:bookmark-start text:name="__RefHeading___Toc60_2546911039"/>4.1. Команды монитора<text:bookmark-end text:name="__RefHeading___Toc60_2546911039"/></text:h>
      <text:p text:style-name="P40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39">Монитор поддерживает следующий набор команд:</text:p>
      <text:p text:style-name="P39">/ - <text:span text:style-name="T16">открывает ячейку по указанному или последнему использованному адресу.</text:span></text:p>
      <text:p text:style-name="P39"><text:span text:style-name="T16">CR - закрывает ячейку, если было введено новое значение - записывает его.</text:span></text:p>
      <text:p text:style-name="P40">LF - <text:s/>открывает следующую ячейку (адрес+2)</text:p>
      <text:p text:style-name="P40">^ - открывает предыдующую ячейку (адрес-2)</text:p>
      <text:p text:style-name="P40"><text:soft-page-break/>&gt; - открывает ячейку, используя младший байт текущей ячейки как смещение (относительная адресация) </text:p>
      <text:p text:style-name="P40">@ - закрывает текущую ячейку и открывает новую, адрес которой равен содержимому текущей ячейки (косвенная адресация)</text:p>
      <text:p text:style-name="P40">$n или Rn - открывает регистр процессора с номером n</text:p>
      <text:p text:style-name="P40">RS - открывает текущее PSW</text:p>
      <text:p text:style-name="P40">G - запуск программы по указанному адресу</text:p>
      <text:p text:style-name="P40">P - продолжение прерванной программы, адрес запуска берется из PC</text:p>
      <text:p text:style-name="P41">B - переход в режим начальной загрузки.</text:p>
      <text:h text:style-name="Heading_20_2" text:outline-level="2"><text:bookmark-start text:name="__RefHeading___Toc62_2546911039"/>4.2. Резидентные загрузчики<text:bookmark-end text:name="__RefHeading___Toc62_2546911039"/></text:h>
      <text:p text:style-name="P41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41">DKn - диск RK-03 (DK:)</text:p>
      <text:p text:style-name="P41">DMn - диск RK-06/07 (DM:)</text:p>
      <text:p text:style-name="P41">DBn - диск RP06 (DB:)</text:p>
      <text:p text:style-name="P41">MXn - дискета одинарной плотности (MX:)</text:p>
      <text:p text:style-name="P41">MYn - дискета двойной плотности (MY:)</text:p>
      <text:p text:style-name="P41">DWn - жесткий диск (DW:)</text:p>
      <text:p text:style-name="P41">MTn - магнитная лента TM-11 (MT:)</text:p>
      <text:p text:style-name="P41">MMn - магнитная лента двойной плотности (MM:)</text:p>
      <text:p text:style-name="P41">CTn - кассетная магнитная лента (CT:)</text:p>
      <text:p text:style-name="P41">DPn - диск RP02/03/04 (DP:)</text:p>
      <text:p text:style-name="P41">DUn - диск MSCP</text:p>
      <text:p text:style-name="P42">RSn - Диск RS04 (DS:)</text:p>
      <text:p text:style-name="P42">И еще есть какой-то устройство RR, но что это такое я не разбирался.</text:p>
      <text:p text:style-name="P42">В штатном ПЗУ 134 практически все загрузчики содержат в себе грубые ошибки и неработоспособны. Нормально работают только загрузчики DW, MY и MX. Скорее всего, диски всех других типов никто никогда не подключал к плате МС1201.02/03 и работу загрузчиков никто не проверял.</text:p>
      <text:p text:style-name="P42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P16" text:outline-level="1"><text:bookmark-start text:name="__RefHeading___Toc68_2546911039"/><text:soft-page-break/>5. Подсистема Unibus Mapping<text:bookmark-end text:name="__RefHeading___Toc68_2546911039"/></text:h>
      <text:p text:style-name="P43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43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43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</text:span></text:p>
      <text:h text:style-name="P17" text:outline-level="1"><text:bookmark-start text:name="__RefHeading___Toc70_2546911039"/>6. Результаты тестирования<text:bookmark-end text:name="__RefHeading___Toc70_2546911039"/></text:h>
      <text:p text:style-name="P44">Полученная в результате аппаратная модель плат МС1201.03/04 полностью проходит тесты XXDP:</text:p>
      <text:p text:style-name="P44">FKAA - базовый тест инструкции 11/34</text:p>
      <text:p text:style-name="P44">FKAB - тест перываний и исключений 11/34</text:p>
      <text:p text:style-name="P44">FKAC - тест EIS 11/34</text:p>
      <text:p text:style-name="P44">FKTH - тест MMU 11/34 (18-битный режим)</text:p>
      <text:p text:style-name="P44">JKDA - тест MMU KDF11 (22-битный режим)</text:p>
      <text:h text:style-name="P17" text:outline-level="1"><text:bookmark-start text:name="__RefHeading___Toc72_2546911039"/>7. Поддержка операционных систем<text:bookmark-end text:name="__RefHeading___Toc72_2546911039"/></text:h>
      <text:p text:style-name="P44">Были протестированы следующие операционные системы:</text:p>
      <text:p text:style-name="P44">XXDP</text:p>
      <text:p text:style-name="P44">RT-11, включая XM-монитор</text:p>
      <text:p text:style-name="P44">RAFOS, включая XM и TS-мониторы</text:p>
      <text:p text:style-name="P44">TSX-11</text:p>
      <text:p text:style-name="P44">RSX-11M</text:p>
      <text:p text:style-name="P44">RSX-11M-PLUS</text:p>
      <text:p text:style-name="P44">RSTS/E</text:p>
      <text:p text:style-name="P44"><text:soft-page-break/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04T16:23:48.387050354</dc:date>
    <meta:editing-duration>PT39M28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8" meta:paragraph-count="130" meta:word-count="1553" meta:character-count="10871" meta:non-whitespace-character-count="9441"/>
  </office:meta>
</office:document-meta>
</file>